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0c0c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83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Exercise_Mode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3" table:number-columns-repeated="1019" table:default-cell-style-name="Default"/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ormalTarge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+[.B2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fBasalTarget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20" calcext:value-type="float">
            <office:annotation office:display="true" draw:style-name="gr2" draw:text-style-name="P3" svg:width="2.899cm" svg:height="1.039cm" svg:x="12.275cm" svg:y="0cm" draw:caption-point-x="-0.61cm" draw:caption-point-y="0.913cm">
              <dc:date>2023-08-23T00:00:00</dc:date>
              <text:p text:style-name="P2">Change here to see other curve</text:p>
            </office:annotation>
            <text:p>120</text:p>
          </table:table-cell>
          <table:table-cell>
            <draw:frame table:end-cell-address="Exercise_Mode.I23" table:end-x="2.073cm" table:end-y="0.114cm" draw:z-index="0" draw:style-name="gr1" draw:text-style-name="P1" svg:width="11.889cm" svg:height="9.1cm" svg:x="1.517cm" svg:y="0.045cm">
              <draw:object draw:notify-on-update-of-ranges="Exercise_Mode.A6:Exercise_Mode.A17 Exercise_Mode.B5:Exercise_Mode.B5 Exercise_Mode.B6:Exercise_Mode.B17 Exercise_Mode.A6:Exercise_Mode.A17 Exercise_Mode.C5:Exercise_Mode.C5 Exercise_Mode.C6:Exercise_Mode.C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office:annotation office:display="true" draw:style-name="gr3" draw:text-style-name="P3" svg:width="2.738cm" svg:height="1.4cm" svg:x="3.913cm" svg:y="0.023cm" draw:caption-point-x="-0.45cm" draw:caption-point-y="1.341cm">
              <dc:date>2023-08-23T00:00:00</dc:date>
              <text:p text:style-name="P2">Interim value „c“ taken from source code</text:p>
            </office:annotation>
            <text:p>c <text:s text:c="3"/></text:p>
          </table:table-cell>
          <table:table-cell table:style-name="Default" table:formula="of:=+[.B3]-[.B2]" office:value-type="float" office:value="60" calcext:value-type="float">
            <text:p>60</text:p>
          </table:table-cell>
          <table:table-cell table:style-name="Default" table:formula="of:=+[.C3]-[.C2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empTarget</text:p>
          </table:table-cell>
          <table:table-cell table:style-name="ce1" office:value-type="string" calcext:value-type="string">
            <text:p>Sens.Ratio for HBT 160</text:p>
          </table:table-cell>
          <table:table-cell table:style-name="ce1" office:value-type="string" calcext:value-type="string">
            <text:p>Sens.Ratio for HBT 120</text:p>
          </table:table-cell>
          <table:table-cell table:style-name="ce1"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$4]/([.B$4]+[.$A6]-[.B$2])" office:value-type="float" office:value="1.875" calcext:value-type="float">
            <text:p>1,88</text:p>
          </table:table-cell>
          <table:table-cell table:style-name="ce5" office:value-type="string" calcext:value-type="string">
            <text:p>n.a.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$4]/([.B$4]+[.$A7]-[.B$2])" office:value-type="float" office:value="1.5" calcext:value-type="float">
            <text:p>1,50</text:p>
          </table:table-cell>
          <table:table-cell table:style-name="ce5" office:value-type="string" calcext:value-type="string">
            <text:p>n.a.</text:p>
          </table:table-cell>
          <table:table-cell table:number-columns-repeated="1019"/>
        </table:table-row>
        <table:table-row table:style-name="ro1">
          <table:table-cell table:formula="of:=+[.A7]+10" office:value-type="float" office:value="90" calcext:value-type="float">
            <text:p>90</text:p>
          </table:table-cell>
          <table:table-cell table:formula="of:=[.B$4]/([.B$4]+[.$A8]-[.B$2])" office:value-type="float" office:value="1.2" calcext:value-type="float">
            <text:p>1,20</text:p>
          </table:table-cell>
          <table:table-cell table:formula="of:=[.C$4]/([.C$4]+[.$A8]-[.C$2]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table:formula="of:=+[.A8]+10" office:value-type="float" office:value="100" calcext:value-type="float">
            <text:p>100</text:p>
          </table:table-cell>
          <table:table-cell table:formula="of:=[.B$4]/([.B$4]+[.$A9]-[.B$2])" office:value-type="float" office:value="1" calcext:value-type="float">
            <text:p>1,00</text:p>
          </table:table-cell>
          <table:table-cell table:formula="of:=[.C$4]/([.C$4]+[.$A9]-[.C$2]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table:formula="of:=+[.A9]+10" office:value-type="float" office:value="110" calcext:value-type="float">
            <text:p>110</text:p>
          </table:table-cell>
          <table:table-cell table:formula="of:=[.B$4]/([.B$4]+[.$A10]-[.B$2])" office:value-type="float" office:value="0.857142857142857" calcext:value-type="float">
            <text:p>0,86</text:p>
          </table:table-cell>
          <table:table-cell table:formula="of:=[.C$4]/([.C$4]+[.$A10]-[.C$2])" office:value-type="float" office:value="0.666666666666667" calcext:value-type="float">
            <text:p>0,67</text:p>
          </table:table-cell>
          <table:table-cell table:number-columns-repeated="1019"/>
        </table:table-row>
        <table:table-row table:style-name="ro1">
          <table:table-cell table:formula="of:=+[.A10]+10" office:value-type="float" office:value="120" calcext:value-type="float">
            <text:p>120</text:p>
          </table:table-cell>
          <table:table-cell table:formula="of:=[.B$4]/([.B$4]+[.$A11]-[.B$2])" office:value-type="float" office:value="0.75" calcext:value-type="float">
            <text:p>0,75</text:p>
          </table:table-cell>
          <table:table-cell table:formula="of:=[.C$4]/([.C$4]+[.$A11]-[.C$2])" office:value-type="float" office:value="0.5" calcext:value-type="float">
            <text:p>0,50</text:p>
          </table:table-cell>
          <table:table-cell table:number-columns-repeated="1019"/>
        </table:table-row>
        <table:table-row table:style-name="ro1">
          <table:table-cell table:formula="of:=+[.A11]+10" office:value-type="float" office:value="130" calcext:value-type="float">
            <text:p>130</text:p>
          </table:table-cell>
          <table:table-cell table:formula="of:=[.B$4]/([.B$4]+[.$A12]-[.B$2])" office:value-type="float" office:value="0.666666666666667" calcext:value-type="float">
            <text:p>0,67</text:p>
          </table:table-cell>
          <table:table-cell table:formula="of:=[.C$4]/([.C$4]+[.$A12]-[.C$2])" office:value-type="float" office:value="0.4" calcext:value-type="float">
            <text:p>0,40</text:p>
          </table:table-cell>
          <table:table-cell table:number-columns-repeated="1019"/>
        </table:table-row>
        <table:table-row table:style-name="ro1">
          <table:table-cell table:formula="of:=+[.A12]+10" office:value-type="float" office:value="140" calcext:value-type="float">
            <text:p>140</text:p>
          </table:table-cell>
          <table:table-cell table:formula="of:=[.B$4]/([.B$4]+[.$A13]-[.B$2])" office:value-type="float" office:value="0.6" calcext:value-type="float">
            <text:p>0,60</text:p>
          </table:table-cell>
          <table:table-cell table:formula="of:=[.C$4]/([.C$4]+[.$A13]-[.C$2])" office:value-type="float" office:value="0.333333333333333" calcext:value-type="float">
            <text:p>0,33</text:p>
          </table:table-cell>
          <table:table-cell table:number-columns-repeated="1019"/>
        </table:table-row>
        <table:table-row table:style-name="ro1">
          <table:table-cell table:formula="of:=+[.A13]+10" office:value-type="float" office:value="150" calcext:value-type="float">
            <text:p>150</text:p>
          </table:table-cell>
          <table:table-cell table:formula="of:=[.B$4]/([.B$4]+[.$A14]-[.B$2])" office:value-type="float" office:value="0.545454545454545" calcext:value-type="float">
            <text:p>0,55</text:p>
          </table:table-cell>
          <table:table-cell table:formula="of:=[.C$4]/([.C$4]+[.$A14]-[.C$2])" office:value-type="float" office:value="0.285714285714286" calcext:value-type="float">
            <text:p>0,29</text:p>
          </table:table-cell>
          <table:table-cell table:number-columns-repeated="1019"/>
        </table:table-row>
        <table:table-row table:style-name="ro1">
          <table:table-cell table:formula="of:=+[.A14]+10" office:value-type="float" office:value="160" calcext:value-type="float">
            <text:p>160</text:p>
          </table:table-cell>
          <table:table-cell table:formula="of:=[.B$4]/([.B$4]+[.$A15]-[.B$2])" office:value-type="float" office:value="0.5" calcext:value-type="float">
            <text:p>0,50</text:p>
          </table:table-cell>
          <table:table-cell table:formula="of:=[.C$4]/([.C$4]+[.$A15]-[.C$2])" office:value-type="float" office:value="0.25" calcext:value-type="float">
            <text:p>0,25</text:p>
          </table:table-cell>
          <table:table-cell table:number-columns-repeated="1019"/>
        </table:table-row>
        <table:table-row table:style-name="ro1">
          <table:table-cell table:formula="of:=+[.A15]+10" office:value-type="float" office:value="170" calcext:value-type="float">
            <text:p>170</text:p>
          </table:table-cell>
          <table:table-cell table:formula="of:=[.B$4]/([.B$4]+[.$A16]-[.B$2])" office:value-type="float" office:value="0.461538461538462" calcext:value-type="float">
            <text:p>0,46</text:p>
          </table:table-cell>
          <table:table-cell table:formula="of:=[.C$4]/([.C$4]+[.$A16]-[.C$2])" office:value-type="float" office:value="0.222222222222222" calcext:value-type="float">
            <text:p>0,22</text:p>
          </table:table-cell>
          <table:table-cell table:number-columns-repeated="1019"/>
        </table:table-row>
        <table:table-row table:style-name="ro1">
          <table:table-cell table:formula="of:=+[.A16]+10" office:value-type="float" office:value="180" calcext:value-type="float">
            <text:p>180</text:p>
          </table:table-cell>
          <table:table-cell table:formula="of:=[.B$4]/([.B$4]+[.$A17]-[.B$2])" office:value-type="float" office:value="0.428571428571429" calcext:value-type="float">
            <text:p>0,43</text:p>
          </table:table-cell>
          <table:table-cell table:formula="of:=[.C$4]/([.C$4]+[.$A17]-[.C$2])" office:value-type="float" office:value="0.2" calcext:value-type="float">
            <text:p>0,2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.00.0000</text:date>, <text:time style:data-style-name="N2" text:time-value="01:51:35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3T01:41:26.32</meta:creation-date>
    <dc:date>2023-08-23T02:27:27.370000000</dc:date>
    <meta:editing-duration>PT24M25S</meta:editing-duration>
    <meta:editing-cycles>4</meta:editing-cycles>
    <meta:generator>LibreOffice/7.1.4.2$Windows_X86_64 LibreOffice_project/a529a4fab45b75fefc5b6226684193eb000654f6</meta:generator>
    <meta:document-statistic meta:table-count="1" meta:cell-count="4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solid" draw:fill-color="#cccccc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9cm" svg:height="9.101cm" xlink:href=".." xlink:type="simple" chart:class="chart:scatter" chart:style-name="ch1">
        <chart:subtitle svg:x="2.979cm" svg:y="0.193cm" chart:style-name="ch2">
          <text:p>Pick HalfBasalTarget to select curve      
Pick TempTaget to select point on curve</text:p>
        </chart:subtitle>
        <chart:legend chart:legend-position="end" svg:x="5.908cm" svg:y="1.802cm" style:legend-expansion="custom" svg:width="4.802cm" svg:height="1.07cm" style:legend-expansion-aspect-ratio="4.48785046728972" chart:style-name="ch3"/>
        <chart:plot-area chart:style-name="ch4" table:cell-range-address="Exercise_Mode.A6:Exercise_Mode.C17 Exercise_Mode.B5:Exercise_Mode.C5" chart:data-source-has-labels="row" svg:x="1.435cm" svg:y="1.508cm" svg:width="9.991cm" svg:height="6.755cm">
          <chart:coordinate-region svg:x="2.242cm" svg:y="1.668cm" svg:width="8.944cm" svg:height="6.027cm"/>
          <chart:axis chart:dimension="x" chart:name="primary-x" chart:style-name="ch5">
            <chart:title svg:x="4.393cm" svg:y="8.353cm" chart:style-name="ch6">
              <text:p>Temp Target</text:p>
            </chart:title>
          </chart:axis>
          <chart:axis chart:dimension="y" chart:name="primary-y" chart:style-name="ch5">
            <chart:title svg:x="0cm" svg:y="7.866cm" chart:style-name="ch7">
              <text:p>Sensitivity Ratio

&lt;--- higher     final sensitivity      lower ---&gt;</text:p>
            </chart:title>
            <chart:grid chart:style-name="ch8" chart:class="major"/>
          </chart:axis>
          <chart:series chart:style-name="ch9" chart:values-cell-range-address="Exercise_Mode.B6:Exercise_Mode.B17" chart:label-cell-address="Exercise_Mode.B5:Exercise_Mode.B5" chart:class="chart:scatter">
            <chart:domain table:cell-range-address="Exercise_Mode.A6:Exercise_Mode.A17"/>
            <chart:data-point chart:repeated="12"/>
          </chart:series>
          <chart:series chart:style-name="ch10" chart:values-cell-range-address="Exercise_Mode.C6:Exercise_Mode.C17" chart:label-cell-address="Exercise_Mode.C5:Exercise_Mode.C5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.Ratio for HBT 160</text:p>
                <draw:g>
                  <svg:desc>Exercise_Mode.B5:Exercise_Mode.B5</svg:desc>
                </draw:g>
              </table:table-cell>
              <table:table-cell office:value-type="string">
                <text:p>Sens.Ratio for HBT 120</text:p>
                <draw:g>
                  <svg:desc>Exercise_Mode.C5:Exercise_Mode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">
                <text:p>72</text:p>
                <draw:g>
                  <svg:desc>Exercise_Mode.A6:Exercise_Mode.A17</svg:desc>
                </draw:g>
              </table:table-cell>
              <table:table-cell office:value-type="float" office:value="1.875">
                <text:p>1.875</text:p>
                <draw:g>
                  <svg:desc>Exercise_Mode.B6:Exercise_Mode.B17</svg:desc>
                </draw:g>
              </table:table-cell>
              <table:table-cell office:value-type="float" office:value="NaN">
                <text:p>NaN</text:p>
                <draw:g>
                  <svg:desc>Exercise_Mode.C6:Exercise_Mode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6">
                <text:p>0.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">
                <text:p>170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